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816b5"/>
    </style:style>
    <style:style style:name="P2" style:family="paragraph" style:parent-style-name="Text_20_body">
      <style:text-properties fo:font-weight="bold" officeooo:rsid="003816b5" officeooo:paragraph-rsid="003816b5" style:font-weight-asian="bold" style:font-weight-complex="bold"/>
    </style:style>
    <style:style style:name="P3" style:family="paragraph" style:parent-style-name="Text_20_body">
      <style:text-properties fo:font-weight="bold" officeooo:rsid="00402467" officeooo:paragraph-rsid="00402467" style:font-weight-asian="bold" style:font-weight-complex="bold"/>
    </style:style>
    <style:style style:name="P4" style:family="paragraph" style:parent-style-name="Text_20_body">
      <style:text-properties officeooo:paragraph-rsid="00342e0b"/>
    </style:style>
    <style:style style:name="P5" style:family="paragraph" style:parent-style-name="Text_20_body">
      <style:text-properties officeooo:paragraph-rsid="003d5081"/>
    </style:style>
    <style:style style:name="P6" style:family="paragraph" style:parent-style-name="Text_20_body">
      <style:text-properties officeooo:paragraph-rsid="003ba0f4"/>
    </style:style>
    <style:style style:name="P7" style:family="paragraph" style:parent-style-name="Text_20_body">
      <style:text-properties officeooo:rsid="0040afaf" officeooo:paragraph-rsid="0040afaf"/>
    </style:style>
    <style:style style:name="P8" style:family="paragraph" style:parent-style-name="Text_20_body">
      <style:text-properties officeooo:rsid="0046b2de" officeooo:paragraph-rsid="0046b2de"/>
    </style:style>
    <style:style style:name="P9" style:family="paragraph" style:parent-style-name="Text_20_body">
      <style:text-properties officeooo:paragraph-rsid="0046b2de"/>
    </style:style>
    <style:style style:name="P10" style:family="paragraph" style:parent-style-name="Heading_20_1">
      <style:text-properties officeooo:rsid="0046b2de" officeooo:paragraph-rsid="0046b2de"/>
    </style:style>
    <style:style style:name="P11" style:family="paragraph" style:parent-style-name="Heading_20_1">
      <style:paragraph-properties fo:break-before="page"/>
      <style:text-properties officeooo:rsid="00342e0b" officeooo:paragraph-rsid="00342e0b"/>
    </style:style>
    <style:style style:name="P12" style:family="paragraph" style:parent-style-name="Heading_20_2">
      <style:text-properties style:font-name="Liberation Sans" fo:font-size="16.1000003814697pt" fo:font-weight="normal" officeooo:rsid="0051ced9" officeooo:paragraph-rsid="0051ced9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3" style:family="paragraph" style:parent-style-name="Heading_20_2">
      <style:text-properties officeooo:rsid="00402467" officeooo:paragraph-rsid="00402467"/>
    </style:style>
    <style:style style:name="P14" style:family="paragraph" style:parent-style-name="Heading_20_2">
      <style:text-properties officeooo:rsid="0058e760" officeooo:paragraph-rsid="0058e760"/>
    </style:style>
    <style:style style:name="P15" style:family="paragraph" style:parent-style-name="Numbering_20_1" style:list-style-name="L3"/>
    <style:style style:name="P16" style:family="paragraph" style:parent-style-name="Numbering_20_2" style:list-style-name="L3"/>
    <style:style style:name="P17" style:family="paragraph" style:list-style-name="L3"/>
    <style:style style:name="P18" style:family="paragraph" style:parent-style-name="Numbering_20_3" style:list-style-name="L3"/>
    <style:style style:name="P19" style:family="paragraph" style:parent-style-name="Numbering_20_3" style:list-style-name="L3">
      <style:text-properties officeooo:paragraph-rsid="0032873b"/>
    </style:style>
    <style:style style:name="P20" style:family="paragraph" style:parent-style-name="Numbering_20_3" style:list-style-name="L3">
      <style:text-properties officeooo:paragraph-rsid="005d9fc3"/>
    </style:style>
    <style:style style:name="P21" style:family="paragraph" style:parent-style-name="Numbering_20_3" style:list-style-name="L3">
      <style:text-properties fo:font-size="10pt" officeooo:rsid="00563a08" officeooo:paragraph-rsid="00563a08" style:font-size-asian="12pt" style:font-name-complex="Arial Unicode MS1"/>
    </style:style>
    <style:style style:name="P22" style:family="paragraph" style:parent-style-name="Numbering_20_3" style:list-style-name="L3">
      <style:text-properties fo:font-size="10pt" officeooo:rsid="005ae015" officeooo:paragraph-rsid="005ae015" style:font-size-asian="12pt" style:font-name-complex="Arial Unicode MS1"/>
    </style:style>
    <style:style style:name="P23" style:family="paragraph" style:parent-style-name="Numbering_20_3" style:list-style-name="L3">
      <style:text-properties fo:font-size="10pt" officeooo:rsid="005bebac" officeooo:paragraph-rsid="005bebac" style:font-size-asian="12pt" style:font-name-complex="Arial Unicode MS1"/>
    </style:style>
    <style:style style:name="P24" style:family="paragraph" style:parent-style-name="Numbering_20_3" style:list-style-name="L3">
      <style:text-properties officeooo:rsid="005ae015" officeooo:paragraph-rsid="005ae015"/>
    </style:style>
    <style:style style:name="P25" style:family="paragraph" style:parent-style-name="Numbering_20_3" style:list-style-name="L3">
      <style:text-properties officeooo:rsid="005ce52f" officeooo:paragraph-rsid="005ce52f"/>
    </style:style>
    <style:style style:name="P26" style:family="paragraph" style:parent-style-name="Numbering_20_3" style:list-style-name="L3">
      <style:text-properties officeooo:rsid="005fe01b" officeooo:paragraph-rsid="005fe01b"/>
    </style:style>
    <style:style style:name="P27" style:family="paragraph" style:parent-style-name="Numbering_20_3">
      <style:text-properties officeooo:paragraph-rsid="005d9fc3"/>
    </style:style>
    <style:style style:name="P28" style:family="paragraph" style:parent-style-name="Numbering_20_3" style:list-style-name="L3">
      <style:paragraph-properties fo:text-align="end" style:justify-single-word="false"/>
      <style:text-properties fo:font-size="6pt" officeooo:rsid="0060f836" officeooo:paragraph-rsid="0060f836" style:font-size-asian="5.25pt" style:font-size-complex="6pt"/>
    </style:style>
    <style:style style:name="P29" style:family="paragraph" style:parent-style-name="Numbering_20_3" style:list-style-name="L3">
      <style:paragraph-properties fo:text-align="end" style:justify-single-word="false"/>
      <style:text-properties fo:font-size="6pt" style:font-size-asian="5.25pt" style:font-size-complex="6pt"/>
    </style:style>
    <style:style style:name="P30" style:family="paragraph" style:parent-style-name="Text_20_body" style:list-style-name="L1"/>
    <style:style style:name="P31" style:family="paragraph" style:parent-style-name="Text_20_body" style:list-style-name="L2">
      <style:text-properties officeooo:paragraph-rsid="003816b5"/>
    </style:style>
    <style:style style:name="P32" style:family="paragraph" style:parent-style-name="Text_20_body" style:list-style-name="L2">
      <style:text-properties fo:font-size="10pt" officeooo:rsid="003c71d5" officeooo:paragraph-rsid="003c71d5"/>
    </style:style>
    <style:style style:name="P33" style:family="paragraph" style:parent-style-name="Text_20_body" style:list-style-name="L2">
      <style:text-properties fo:font-size="10pt" officeooo:rsid="003816b5" officeooo:paragraph-rsid="003816b5"/>
    </style:style>
    <style:style style:name="P34" style:family="paragraph" style:parent-style-name="Text_20_body" style:list-style-name="L2">
      <style:text-properties fo:font-size="10pt" officeooo:rsid="003b48b4" officeooo:paragraph-rsid="003b48b4"/>
    </style:style>
    <style:style style:name="P35" style:family="paragraph" style:parent-style-name="Text_20_body" style:list-style-name="L2">
      <style:text-properties fo:font-size="10pt" officeooo:rsid="003ba0f4" officeooo:paragraph-rsid="003ba0f4"/>
    </style:style>
    <style:style style:name="P36" style:family="paragraph" style:parent-style-name="Text_20_body" style:list-style-name="L4">
      <style:text-properties officeooo:rsid="0058e760" officeooo:paragraph-rsid="0058e760"/>
    </style:style>
    <style:style style:name="P37" style:family="paragraph" style:parent-style-name="Text_20_body" style:list-style-name="L4">
      <style:text-properties officeooo:paragraph-rsid="005944f8"/>
    </style:style>
    <style:style style:name="P38" style:family="paragraph" style:parent-style-name="Text_20_body" style:list-style-name="L4">
      <style:text-properties officeooo:rsid="005944f8" officeooo:paragraph-rsid="005944f8"/>
    </style:style>
    <style:style style:name="P39" style:family="paragraph" style:parent-style-name="Text_20_body" style:list-style-name="L3"/>
    <style:style style:name="P40" style:family="paragraph" style:parent-style-name="Text_20_body">
      <style:text-properties fo:font-weight="bold" officeooo:rsid="005bebac" officeooo:paragraph-rsid="005bebac" style:font-weight-asian="bold" style:font-weight-complex="bold"/>
    </style:style>
    <style:style style:name="T1" style:family="text">
      <style:text-properties fo:font-weight="bold" officeooo:rsid="003816b5" style:font-weight-asian="bold" style:font-weight-complex="bold"/>
    </style:style>
    <style:style style:name="T2" style:family="text">
      <style:text-properties fo:font-weight="bold" officeooo:rsid="003ba0f4" style:font-weight-asian="bold" style:font-weight-complex="bold"/>
    </style:style>
    <style:style style:name="T3" style:family="text">
      <style:text-properties fo:font-weight="bold" officeooo:rsid="0046b2de" style:font-weight-asian="bold" style:font-weight-complex="bold"/>
    </style:style>
    <style:style style:name="T4" style:family="text">
      <style:text-properties officeooo:rsid="00342e0b"/>
    </style:style>
    <style:style style:name="T5" style:family="text">
      <style:text-properties fo:font-size="10pt" officeooo:rsid="00342e0b"/>
    </style:style>
    <style:style style:name="T6" style:family="text">
      <style:text-properties fo:font-size="10pt" officeooo:rsid="00344902"/>
    </style:style>
    <style:style style:name="T7" style:family="text">
      <style:text-properties fo:font-size="10pt" officeooo:rsid="003816b5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font-size="10pt" fo:font-weight="normal" officeooo:rsid="003816b5" style:font-weight-asian="normal" style:font-weight-complex="normal"/>
    </style:style>
    <style:style style:name="T10" style:family="text">
      <style:text-properties fo:font-size="10pt" fo:font-weight="normal" officeooo:rsid="00402467" style:font-weight-asian="normal" style:font-weight-complex="normal"/>
    </style:style>
    <style:style style:name="T11" style:family="text">
      <style:text-properties fo:font-size="10pt" fo:font-weight="normal" officeooo:rsid="0046b2de" style:font-weight-asian="normal" style:font-weight-complex="normal"/>
    </style:style>
    <style:style style:name="T12" style:family="text">
      <style:text-properties fo:font-size="10pt" fo:font-weight="normal" officeooo:rsid="00494497" style:font-weight-asian="normal" style:font-weight-complex="normal"/>
    </style:style>
    <style:style style:name="T13" style:family="text">
      <style:text-properties fo:font-size="10pt" officeooo:rsid="003b48b4"/>
    </style:style>
    <style:style style:name="T14" style:family="text">
      <style:text-properties fo:font-size="10pt" officeooo:rsid="003d5081"/>
    </style:style>
    <style:style style:name="T15" style:family="text">
      <style:text-properties fo:font-size="10pt" fo:font-weight="bold" style:font-weight-asian="bold" style:font-weight-complex="bold"/>
    </style:style>
    <style:style style:name="T16" style:family="text">
      <style:text-properties fo:font-size="10pt" fo:font-weight="bold" officeooo:rsid="0046b2de" style:font-weight-asian="bold" style:font-weight-complex="bold"/>
    </style:style>
    <style:style style:name="T17" style:family="text">
      <style:text-properties fo:font-size="10pt" officeooo:rsid="004acae6"/>
    </style:style>
    <style:style style:name="T18" style:family="text">
      <style:text-properties fo:font-size="10pt" officeooo:rsid="004c2080"/>
    </style:style>
    <style:style style:name="T19" style:family="text">
      <style:text-properties fo:font-size="10pt" style:font-size-asian="12pt" style:font-name-complex="Arial Unicode MS1"/>
    </style:style>
    <style:style style:name="T20" style:family="text">
      <style:text-properties fo:font-size="10pt" officeooo:rsid="00520ed7" style:font-size-asian="12pt" style:font-name-complex="Arial Unicode MS1"/>
    </style:style>
    <style:style style:name="T21" style:family="text">
      <style:text-properties fo:font-size="10pt" officeooo:rsid="005ae015" style:font-size-asian="12pt" style:font-name-complex="Arial Unicode MS1"/>
    </style:style>
    <style:style style:name="T22" style:family="text">
      <style:text-properties fo:font-size="10pt" officeooo:rsid="005bebac" style:font-size-asian="12pt" style:font-name-complex="Arial Unicode MS1"/>
    </style:style>
    <style:style style:name="T23" style:family="text">
      <style:text-properties fo:font-size="10pt" officeooo:rsid="005ce52f" style:font-size-asian="12pt" style:font-name-complex="Arial Unicode MS1"/>
    </style:style>
    <style:style style:name="T24" style:family="text">
      <style:text-properties fo:font-size="10pt" officeooo:rsid="005d9fc3" style:font-size-asian="12pt" style:font-name-complex="Arial Unicode MS1"/>
    </style:style>
    <style:style style:name="T25" style:family="text">
      <style:text-properties fo:font-size="10pt" officeooo:rsid="005fe01b" style:font-size-asian="12pt" style:font-name-complex="Arial Unicode MS1"/>
    </style:style>
    <style:style style:name="T26" style:family="text">
      <style:text-properties fo:font-size="10pt" officeooo:rsid="005944f8"/>
    </style:style>
    <style:style style:name="T27" style:family="text">
      <style:text-properties officeooo:rsid="003816b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816b5" style:font-weight-asian="normal" style:font-weight-complex="normal"/>
    </style:style>
    <style:style style:name="T30" style:family="text">
      <style:text-properties fo:font-weight="normal" officeooo:rsid="003ba0f4" style:font-weight-asian="normal" style:font-weight-complex="normal"/>
    </style:style>
    <style:style style:name="T31" style:family="text">
      <style:text-properties fo:font-weight="normal" officeooo:rsid="0046b2de" style:font-weight-asian="normal" style:font-weight-complex="normal"/>
    </style:style>
    <style:style style:name="T32" style:family="text">
      <style:text-properties officeooo:rsid="00396f51"/>
    </style:style>
    <style:style style:name="T33" style:family="text">
      <style:text-properties officeooo:rsid="00411e24"/>
    </style:style>
    <style:style style:name="T34" style:family="text">
      <style:text-properties officeooo:rsid="0043ca6f"/>
    </style:style>
    <style:style style:name="T35" style:family="text">
      <style:text-properties officeooo:rsid="004a33da"/>
    </style:style>
    <style:style style:name="T36" style:family="text">
      <style:text-properties officeooo:rsid="0051ced9"/>
    </style:style>
    <style:style style:name="T37" style:family="text">
      <style:text-properties officeooo:rsid="00571fbe"/>
    </style:style>
    <style:style style:name="T38" style:family="text">
      <style:text-properties officeooo:rsid="005944f8"/>
    </style:style>
    <style:style style:name="T39" style:family="text">
      <style:text-properties officeooo:rsid="005ae015"/>
    </style:style>
    <style:style style:name="T40" style:family="text">
      <style:text-properties officeooo:rsid="005fe0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1in" fo:margin-left="0.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Pluto</text:p>
      <text:p text:style-name="Title">Software Requirements Specification</text:p>
      <text:p text:style-name="Subtitle">Arranged by Brian Bach, Damien Rodriguez,<text:line-break/>Randy Heckard, and Matthew Montney</text:p>
      <text:p text:style-name="Subtitle">CSCD 488<text:line-break/>Team 8</text:p>
      <text:p text:style-name="Subtitle">Version 1.0<text:line-break/>8 October 2020</text:p>
      <text:p text:style-name="Text_20_body"/>
      <text:h text:style-name="P11" text:outline-level="1">Introduction</text:h>
      <text:p text:style-name="P4"><text:span text:style-name="T4">Project Pluto is a </text:span><text:span text:style-name="T35">single-player </text:span><text:span text:style-name="T4">2D dungeon-crawling roguelite inspired by </text:span><text:span text:style-name="T5">various games in the genre, such as Hades, Zelda, </text:span><text:span text:style-name="T6">and Binding of Isaac</text:span><text:span text:style-name="T5">.</text:span></text:p>
      <text:p text:style-name="P5"><text:span text:style-name="T14">The game </text:span><text:span text:style-name="T18">is </text:span><text:span text:style-name="T14">created in Godot </text:span><text:span text:style-name="T18">3</text:span><text:span text:style-name="T14">, an open-source game engine, and exported to </text:span><text:span text:style-name="T17">Windows, OS X, and Linux.</text:span></text:p>
      <text:h text:style-name="Heading_20_1" text:outline-level="1">Version Scope</text:h>
      <text:p text:style-name="P7">Version 1.0 will be completed by March 2021.</text:p>
      <text:h text:style-name="Heading_20_2" text:outline-level="2"><text:span text:style-name="T32">v</text:span>0.1</text:h>
      <text:list xml:id="list4080426766" text:style-name="L1">
        <text:list-item>
          <text:p text:style-name="P30">The player starts the game in a room with one door.</text:p>
        </text:list-item>
        <text:list-item>
          <text:p text:style-name="P30">The player already has a weapon equipped, such as a sword.</text:p>
        </text:list-item>
        <text:list-item>
          <text:p text:style-name="P30">A dummy enemy is in the room that does not move.</text:p>
        </text:list-item>
        <text:list-item>
          <text:p text:style-name="P30">Killing the enemy opens the door.</text:p>
        </text:list-item>
        <text:list-item>
          <text:p text:style-name="P30">Going through the door ends the game.</text:p>
        </text:list-item>
      </text:list>
      <text:h text:style-name="P14" text:outline-level="2">v0.2</text:h>
      <text:list xml:id="list4117937292" text:style-name="L4">
        <text:list-item>
          <text:p text:style-name="P36">The player can face in the four cardinal directions.</text:p>
        </text:list-item>
        <text:list-item>
          <text:p text:style-name="P36">Enemies drop weapons that can be picked up <text:span text:style-name="T38">by the player</text:span>.</text:p>
        </text:list-item>
        <text:list-item>
          <text:p text:style-name="P36">An NPC in the starting room grants a tutorial quest.</text:p>
          <text:list>
            <text:list-item>
              <text:p text:style-name="P38">Kill enemy, pick up quest item from the enemy, return item to the NPC</text:p>
            </text:list-item>
          </text:list>
        </text:list-item>
        <text:list-item>
          <text:p text:style-name="P37"><text:span text:style-name="T38">The player can walk between rooms; </text:span><text:span text:style-name="T26">quest</text:span><text:span text:style-name="T38"> room and combat room.</text:span></text:p>
        </text:list-item>
        <text:list-item>
          <text:p text:style-name="P38">The enemy resets if it isn’t killed, but doesn’t respawn if killed.</text:p>
        </text:list-item>
      </text:list>
      <text:h text:style-name="P12" text:outline-level="2">Final Product</text:h>
      <text:list xml:id="list1846655069" text:style-name="L2">
        <text:list-item>
          <text:p text:style-name="P31"><text:span text:style-name="T27">The player explor</text:span><text:span text:style-name="T33">e</text:span><text:span text:style-name="T27">s </text:span><text:span text:style-name="T36">psuedo-randomly generated </text:span><text:span text:style-name="T7">levels of a dungeon.</text:span></text:p>
        </text:list-item>
        <text:list-item>
          <text:p text:style-name="P31"><text:span text:style-name="T7">The player fights enemies in the dungeon’s room</text:span><text:span text:style-name="T13">s.</text:span></text:p>
        </text:list-item>
        <text:list-item>
          <text:p text:style-name="P32">Enemies drop their weapons when defeated.</text:p>
        </text:list-item>
        <text:list-item>
          <text:p text:style-name="P32">The player can pick up and use dropped weapons.</text:p>
        </text:list-item>
        <text:list-item>
          <text:p text:style-name="P33">Clearing a room grants the player coins or trinkets.</text:p>
        </text:list-item>
        <text:list-item>
          <text:p text:style-name="P34">Defeating the boss allows the player to continue to the next level.</text:p>
        </text:list-item>
        <text:list-item>
          <text:p text:style-name="P35">When not in the dungeon, the player is in the town.</text:p>
        </text:list-item>
        <text:list-item>
          <text:p text:style-name="P35">The player can spend their coins in town <text:span text:style-name="T34">for permanent bonuses</text:span>.</text:p>
        </text:list-item>
        <text:list-item>
          <text:p text:style-name="P35">The player can receive and complete quests.</text:p>
        </text:list-item>
      </text:list>
      <text:h text:style-name="Heading_20_1" text:outline-level="1"><text:soft-page-break/>Requirements</text:h>
      <text:list xml:id="list2498330085" text:style-name="L3">
        <text:list-item>
          <text:p text:style-name="P29"/>
          <text:list>
            <text:list-item>
              <text:p text:style-name="P15">Player can move</text:p>
              <text:list>
                <text:list-item>
                  <text:p text:style-name="P16">Move direction is stored as a normalized vector</text:p>
                  <text:list>
                    <text:list-item>
                      <text:p text:style-name="P18">Pressing Movement buttons controls direction</text:p>
                    </text:list-item>
                  </text:list>
                </text:list-item>
              </text:list>
            </text:list-item>
            <text:list-item>
              <text:p text:style-name="P15">Player c<text:span text:style-name="T37">an c</text:span>ollide with objects and walls</text:p>
              <text:list>
                <text:list-item>
                  <text:p text:style-name="P16">Player has a collision box on the world layer</text:p>
                  <text:list>
                    <text:list-item>
                      <text:p text:style-name="P18">Pressing Movement <text:span text:style-name="T20">buttons</text:span> into solid objects does nothing</text:p>
                    </text:list-item>
                  </text:list>
                </text:list-item>
              </text:list>
            </text:list-item>
            <text:list-item>
              <text:p text:style-name="P15">Weapons can be used to attack</text:p>
              <text:list>
                <text:list-item>
                  <text:p text:style-name="P16">A weapon’s hitbox is activated when it attacks, otherwise it is inactive</text:p>
                  <text:list>
                    <text:list-item>
                      <text:p text:style-name="P18">Weapon attacks are triggered by their user</text:p>
                    </text:list-item>
                    <text:list-item>
                      <text:p text:style-name="P18">An attack ends after hitting something</text:p>
                    </text:list-item>
                  </text:list>
                </text:list-item>
              </text:list>
            </text:list-item>
            <text:list-item>
              <text:p text:style-name="P15">Player can use a weapon</text:p>
              <text:list>
                <text:list-item>
                  <text:p text:style-name="P16">The player delegates attacking to the weapon itself</text:p>
                  <text:list>
                    <text:list-item>
                      <text:p text:style-name="P18">Pressing an Attack button initiates an attack</text:p>
                    </text:list-item>
                  </text:list>
                </text:list-item>
              </text:list>
            </text:list-item>
            <text:list-item>
              <text:p text:style-name="P15">Enemies have a health bar above them</text:p>
              <text:list>
                <text:list-item>
                  <text:p text:style-name="P16">Enemies track their health</text:p>
                </text:list-item>
                <text:list-item>
                  <text:p text:style-name="P16">A red background rectangle and green foreground rectangle are above the enemy</text:p>
                  <text:list>
                    <text:list-item>
                      <text:p text:style-name="P18">The background rectangle’s length is constant</text:p>
                    </text:list-item>
                    <text:list-item>
                      <text:p text:style-name="P18">The foreground rectangle’s length is relative to their health</text:p>
                    </text:list-item>
                  </text:list>
                </text:list-item>
              </text:list>
            </text:list-item>
            <text:list-item>
              <text:p text:style-name="P15">Enemies can take damage and die</text:p>
              <text:list>
                <text:list-item>
                  <text:p text:style-name="P16">Enemies have a hitbox that tracks if they’ve been hit</text:p>
                  <text:list>
                    <text:list-item>
                      <text:p text:style-name="P18">Enemies take damage when their hitbox overlaps with a weapon’s hitbox</text:p>
                    </text:list-item>
                  </text:list>
                </text:list-item>
                <text:list-item>
                  <text:p text:style-name="P16">Upon reaching zero health, enemies are removed from the scene</text:p>
                  <text:list>
                    <text:list-item>
                      <text:p text:style-name="P18">Enemies disappear upon reaching zero health</text:p>
                    </text:list-item>
                  </text:list>
                </text:list-item>
              </text:list>
            </text:list-item>
            <text:list-item>
              <text:p text:style-name="P15">A room has one to four doors</text:p>
              <text:list>
                <text:list-item>
                  <text:p text:style-name="P16">Doors are initially locked</text:p>
                  <text:list>
                    <text:list-item>
                      <text:p text:style-name="P18"><text:soft-page-break/>Clearing a room unlocks all the doors</text:p>
                    </text:list-item>
                  </text:list>
                </text:list-item>
                <text:list-item>
                  <text:p text:style-name="P16">Doors have a collision body that detects the player</text:p>
                  <text:list>
                    <text:list-item>
                      <text:p text:style-name="P21">Entering the body works as the player entering the door</text:p>
                    </text:list-item>
                  </text:list>
                </text:list-item>
              </text:list>
            </text:list-item>
            <text:list-item>
              <text:p text:style-name="P15">Enemies can spawn in a room</text:p>
              <text:list>
                <text:list-item>
                  <text:p text:style-name="P16">The room scene loads enemies</text:p>
                  <text:list>
                    <text:list-item>
                      <text:p text:style-name="P18">Enemies are loaded when the player enters</text:p>
                    </text:list-item>
                    <text:list-item>
                      <text:p text:style-name="P18">Enemies are unloaded when the player leaves</text:p>
                    </text:list-item>
                  </text:list>
                </text:list-item>
                <text:list-item>
                  <text:p text:style-name="P16">The room scene has a flag to track if it has been cleared</text:p>
                  <text:list>
                    <text:list-item>
                      <text:p text:style-name="P18">Defeating all enemies clears the room</text:p>
                    </text:list-item>
                  </text:list>
                </text:list-item>
              </text:list>
            </text:list-item>
            <text:list-item>
              <text:p text:style-name="P15">Player can win the game</text:p>
              <text:list>
                <text:list-item>
                  <text:p text:style-name="P16">The game closes, for now</text:p>
                  <text:list>
                    <text:list-item>
                      <text:p text:style-name="P19">The player walks through the door, for no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/>
          <text:list>
            <text:list-item>
              <text:p text:style-name="P15">Player<text:span text:style-name="T39"> can face in the four cardinal directions</text:span></text:p>
              <text:list>
                <text:list-item>
                  <text:p text:style-name="P16">Facing direction is stored as a normalized vector</text:p>
                  <text:list>
                    <text:list-item>
                      <text:p text:style-name="P22">Pressing Movement buttons affects facing direction</text:p>
                    </text:list-item>
                  </text:list>
                </text:list-item>
                <text:list-item>
                  <text:p text:style-name="P16">The player sprite follows the facing direction</text:p>
                </text:list-item>
              </text:list>
            </text:list-item>
            <text:list-item>
              <text:p text:style-name="P15">Enemies can drop their weapons</text:p>
              <text:list>
                <text:list-item>
                  <text:p text:style-name="P16">The weapons are added to the room scene</text:p>
                  <text:list>
                    <text:list-item>
                      <text:p text:style-name="P22">Enemies drop their weapons on death</text:p>
                    </text:list-item>
                  </text:list>
                </text:list-item>
              </text:list>
            </text:list-item>
            <text:list-item>
              <text:p text:style-name="P15">Weapons can exist in a room without a wielder</text:p>
              <text:list>
                <text:list-item>
                  <text:p text:style-name="P16">Weapons lay on the ground when not being held</text:p>
                </text:list-item>
              </text:list>
            </text:list-item>
            <text:list-item>
              <text:p text:style-name="P15">Player can pick up weapons</text:p>
              <text:list>
                <text:list-item>
                  <text:p text:style-name="P16">The weapon is swapped with their current weapon</text:p>
                  <text:list>
                    <text:list-item>
                      <text:p text:style-name="P24"><text:span text:style-name="T19">Weapons are picked up with the Interact </text:span><text:span text:style-name="T22">button</text:span></text:p>
                    </text:list-item>
                  </text:list>
                </text:list-item>
                <text:list-item>
                  <text:p text:style-name="P16">See 2.2.1 for details on dropping the current weapon</text:p>
                </text:list-item>
              </text:list>
            </text:list-item>
            <text:list-item>
              <text:p text:style-name="P15">Player can walk between rooms</text:p>
              <text:list>
                <text:list-item>
                  <text:p text:style-name="P16">The room links doors to other rooms</text:p>
                  <text:list>
                    <text:list-item>
                      <text:p text:style-name="P23"><text:soft-page-break/>Entering the door triggers the linked room to load</text:p>
                    </text:list-item>
                  </text:list>
                </text:list-item>
              </text:list>
            </text:list-item>
            <text:list-item>
              <text:p text:style-name="P15">Enemies don’t spawn in cleared rooms</text:p>
              <text:list>
                <text:list-item>
                  <text:p text:style-name="P16">The room does not load the enemies if it has been cleared</text:p>
                </text:list-item>
                <text:list-item>
                  <text:p text:style-name="P16">The room resets enemies if it has not been cleared</text:p>
                </text:list-item>
              </text:list>
            </text:list-item>
            <text:list-item>
              <text:p text:style-name="P15">NPCs can give dialogue</text:p>
              <text:list>
                <text:list-item>
                  <text:p text:style-name="P16">NPCs have a dialogue tree to control their speech</text:p>
                  <text:list>
                    <text:list-item>
                      <text:p text:style-name="P26"><text:span text:style-name="T19">Dialogue is prompted by the player interacting with the NPC</text:span></text:p>
                    </text:list-item>
                  </text:list>
                </text:list-item>
              </text:list>
            </text:list-item>
            <text:list-item>
              <text:p text:style-name="P15">Player can receive quests</text:p>
              <text:list>
                <text:list-item>
                  <text:p text:style-name="P16">Certain events trigger quests</text:p>
                  <text:list>
                    <text:list-item>
                      <text:p text:style-name="P25"><text:span text:style-name="T19">The event can be many things, such as talking to an NPC or defeating an enemy</text:span></text:p>
                    </text:list-item>
                  </text:list>
                </text:list-item>
              </text:list>
            </text:list-item>
            <text:list-item>
              <text:p text:style-name="P15">Player can complete quest objectives</text:p>
              <text:list>
                <text:list-item>
                  <text:p text:style-name="P16">Quests track their objectives</text:p>
                </text:list-item>
              </text:list>
            </text:list-item>
            <text:list-item>
              <text:p text:style-name="P15">Player can complete quests</text:p>
              <text:list>
                <text:list-item>
                  <text:p text:style-name="P16">Quests can only be completed if all the objectives are complete</text:p>
                  <text:list>
                    <text:list-item>
                      <text:p text:style-name="P20"><text:span text:style-name="T24">Interacting with a certain NPC tries to complete the quest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0" text:outline-level="1">Nonfunctional Requirements</text:h>
      <text:p text:style-name="P8"><text:span text:style-name="T16">A</text:span><text:span text:style-name="T15">ccessibility:</text:span><text:span text:style-name="T8"> The game </text:span><text:span text:style-name="T12">is </text:span><text:span text:style-name="T8">playable by many different people. This will be achieved either through design or easily found options.</text:span></text:p>
      <text:p text:style-name="P9"><text:span text:style-name="T16">Performance</text:span><text:span text:style-name="T3">:</text:span><text:span text:style-name="T31"> The game </text:span><text:span text:style-name="T11">maintain</text:span><text:span text:style-name="T12">s</text:span><text:span text:style-name="T11"> a frame rate of at least 60 frames per second on </text:span><text:span text:style-name="T12">all </text:span><text:span text:style-name="T11">tested machines.</text:span></text:p>
      <text:h text:style-name="Heading_20_1" text:outline-level="1">Glossary</text:h>
      <text:p text:style-name="P1"><text:span text:style-name="T1">Clearing a Room:</text:span><text:span text:style-name="T29"> </text:span><text:span text:style-name="T9">Occurs when all the enemies in a room have been defeated</text:span></text:p>
      <text:p text:style-name="P1"><text:span text:style-name="T1">Coin:</text:span><text:span text:style-name="T29"> A permanent reward used to purchase upgrades</text:span></text:p>
      <text:p text:style-name="P6"><text:span text:style-name="T2">Quest:</text:span><text:span text:style-name="T30"> A challenge that the player can complete to gain a reward; </text:span><text:span text:style-name="T10">may</text:span><text:span text:style-name="T30"> be hand-designed or randomly generated</text:span></text:p>
      <text:p text:style-name="P2">Trinket:<text:span text:style-name="T28"> A temporary reward that can grant a variety of bonuses for the current run</text:span></text:p>
      <text:h text:style-name="P13" text:outline-level="2">Input</text:h>
      <text:p text:style-name="P3">Attack:<text:span text:style-name="T28"> Category of buttons used to attack</text:span></text:p>
      <text:p text:style-name="P40">Interact:<text:span text:style-name="T28"> The button used to interact with things</text:span></text:p>
      <text:p text:style-name="P3"><text:soft-page-break/>Movement:<text:span text:style-name="T28"> Category of buttons used to control player movemen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5in" fo:margin-right="0in" fo:margin-top="0.1665in" fo:margin-bottom="0.0835in" loext:contextual-spacing="false" fo:text-indent="0in" style:auto-text-indent="false" style:page-number="auto"/>
      <style:text-properties fo:font-size="150%" fo:font-style="italic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in" fo:margin-bottom="0.0799in" loext:contextual-spacing="false" fo:text-align="end" style:justify-single-word="false" style:page-number="auto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6in" fo:margin-right="0in" fo:margin-top="0.0835in" fo:margin-bottom="0.0835in" loext:contextual-spacing="false" fo:text-indent="0in" style:auto-text-indent="false"/>
      <style:text-properties fo:font-size="90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.2in" fo:margin-bottom="0.0799in" loext:contextual-spacing="false" fo:text-indent="-0.25in" style:auto-text-indent="false"/>
      <style:text-properties fo:font-size="13pt" fo:font-style="normal" fo:font-weight="bold"/>
    </style:style>
    <style:style style:name="Numbering_20_2" style:display-name="Numbering 2" style:family="paragraph" style:parent-style-name="List" style:class="list" style:master-page-name="">
      <style:paragraph-properties fo:margin-left="0.5in" fo:margin-right="0in" fo:margin-top="0in" fo:margin-bottom="0.0799in" loext:contextual-spacing="false" fo:text-indent="-0.25in" style:auto-text-indent="false" style:page-number="auto"/>
      <style:text-properties fo:font-size="12pt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8T12:10:09.002159887</meta:creation-date>
    <dc:date>2020-10-27T13:38:27.054048145</dc:date>
    <meta:editing-duration>PT4H10M47S</meta:editing-duration>
    <meta:editing-cycles>58</meta:editing-cycles>
    <meta:generator>LibreOffice/6.4.2.2$MacOSX_X86_64 LibreOffice_project/4e471d8c02c9c90f512f7f9ead8875b57fcb1ec3</meta:generator>
    <meta:document-statistic meta:table-count="0" meta:image-count="0" meta:object-count="0" meta:page-count="6" meta:paragraph-count="115" meta:word-count="985" meta:character-count="5676" meta:non-whitespace-character-count="4755"/>
  </office:meta>
</office:document-meta>
</file>